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rammar and specifications:</text:p>
      <text:p text:style-name="Standard"/>
      <text:p text:style-name="Standard">Implementations: Quark, Saxon, Pathfinder (no fulltext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30T14:34:19</meta:creation-date>
    <dc:date>2007-09-11T14:51:31</dc:date>
    <dc:language>en-US</dc:language>
    <meta:editing-cycles>4</meta:editing-cycles>
    <meta:editing-duration>PT4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9" meta:character-count="82"/>
  </office:meta>
</office:document-meta>
</file>